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160.55pt"/>
    </style:style>
    <style:style style:name="co4" style:family="table-column">
      <style:table-column-properties fo:break-before="auto" style:column-width="132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office:value-type="string" calcext:value-type="string">
            <text:p>NO. OF CLIENTS</text:p>
          </table:table-cell>
          <table:table-cell office:value-type="string" calcext:value-type="string">
            <text:p>TIME TAKEN{ in nanosecs}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4" calcext:value-type="float">
            <text:p>584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NO. OF PARALLEL USERS</text:p>
          </table:table-cell>
          <table:table-cell office:value-type="string" calcext:value-type="string">
            <text:p>TIME TAKEN{ in nanosecs}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2" calcext:value-type="float">
            <text:p>6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74" calcext:value-type="float">
            <text:p>8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18" calcext:value-type="float">
            <text:p>9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05:08:44.561824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6:45:09.739862231</meta:creation-date>
    <dc:date>2020-02-24T05:11:46.496684462</dc:date>
    <meta:editing-duration>PT46M38S</meta:editing-duration>
    <meta:editing-cycles>3</meta:editing-cycles>
    <meta:generator>LibreOffice/6.0.7.3$Linux_X86_64 LibreOffice_project/00m0$Build-3</meta:generator>
    <meta:document-statistic meta:table-count="1" meta:cell-count="45" meta:object-count="0"/>
  </office:meta>
</office:document-meta>
</file>